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Standard">
      <style:text-properties officeooo:rsid="00188a93" officeooo:paragraph-rsid="00188a93"/>
    </style:style>
    <style:style style:name="P2" style:family="paragraph" style:parent-style-name="Standard">
      <style:text-properties officeooo:rsid="0019b4da" officeooo:paragraph-rsid="0019b4da"/>
    </style:style>
    <style:style style:name="P3" style:family="paragraph" style:parent-style-name="Standard">
      <style:text-properties officeooo:rsid="001d26cb" officeooo:paragraph-rsid="001d26cb"/>
    </style:style>
    <style:style style:name="P4" style:family="paragraph" style:parent-style-name="Standard">
      <style:text-properties officeooo:rsid="001d26cb" officeooo:paragraph-rsid="002b37f7"/>
    </style:style>
    <style:style style:name="P5" style:family="paragraph" style:parent-style-name="Standard">
      <style:text-properties officeooo:rsid="001d26cb" officeooo:paragraph-rsid="002e78c6"/>
    </style:style>
    <style:style style:name="P6" style:family="paragraph" style:parent-style-name="Standard">
      <style:text-properties officeooo:rsid="0030af97" officeooo:paragraph-rsid="0030af97"/>
    </style:style>
    <style:style style:name="P7" style:family="paragraph" style:parent-style-name="Standard">
      <style:text-properties officeooo:rsid="003284e1" officeooo:paragraph-rsid="003284e1"/>
    </style:style>
    <style:style style:name="P8" style:family="paragraph" style:parent-style-name="Standard">
      <style:text-properties officeooo:rsid="003384a5" officeooo:paragraph-rsid="003384a5"/>
    </style:style>
    <style:style style:name="P9" style:family="paragraph" style:parent-style-name="Standard">
      <style:text-properties officeooo:rsid="0034eba0" officeooo:paragraph-rsid="0034eba0"/>
    </style:style>
    <style:style style:name="P10" style:family="paragraph" style:parent-style-name="Standard">
      <style:text-properties fo:font-style="normal" officeooo:rsid="0030af97" officeooo:paragraph-rsid="002e78c6" style:font-style-asian="normal" style:font-style-complex="normal"/>
    </style:style>
    <style:style style:name="P11" style:family="paragraph" style:parent-style-name="Standard">
      <style:text-properties fo:font-style="normal" officeooo:rsid="0030af97" officeooo:paragraph-rsid="0030af97" style:font-style-asian="normal" style:font-style-complex="normal"/>
    </style:style>
    <style:style style:name="P12" style:family="paragraph" style:parent-style-name="Standard">
      <style:text-properties fo:font-style="normal" officeooo:rsid="003284e1" officeooo:paragraph-rsid="0030af97" style:font-style-asian="normal" style:font-style-complex="normal"/>
    </style:style>
    <style:style style:name="P13" style:family="paragraph" style:parent-style-name="Standard">
      <style:text-properties fo:font-style="normal" officeooo:rsid="0034eba0" officeooo:paragraph-rsid="003384a5" style:font-style-asian="normal" style:font-style-complex="normal"/>
    </style:style>
    <style:style style:name="P14" style:family="paragraph" style:parent-style-name="Standard">
      <style:text-properties fo:font-style="normal" officeooo:rsid="0041043d" officeooo:paragraph-rsid="0048c4f9" style:font-style-asian="normal" style:font-style-complex="normal"/>
    </style:style>
    <style:style style:name="P15" style:family="paragraph" style:parent-style-name="Standard">
      <style:text-properties officeooo:rsid="0034eba0" officeooo:paragraph-rsid="00382017"/>
    </style:style>
    <style:style style:name="P16" style:family="paragraph" style:parent-style-name="Standard">
      <style:text-properties style:text-underline-style="none" fo:font-weight="normal" officeooo:rsid="00382017" officeooo:paragraph-rsid="00382017" style:font-weight-asian="normal" style:font-weight-complex="normal"/>
    </style:style>
    <style:style style:name="P17" style:family="paragraph" style:parent-style-name="Standard">
      <style:text-properties style:text-underline-style="none" fo:font-weight="normal" officeooo:rsid="003be2cc" officeooo:paragraph-rsid="003be2cc" style:font-weight-asian="normal" style:font-weight-complex="normal"/>
    </style:style>
    <style:style style:name="P18" style:family="paragraph" style:parent-style-name="Standard">
      <style:text-properties officeooo:rsid="003d5485" officeooo:paragraph-rsid="003d5485"/>
    </style:style>
    <style:style style:name="P19" style:family="paragraph" style:parent-style-name="Standard">
      <style:text-properties officeooo:rsid="003dedd6" officeooo:paragraph-rsid="003dedd6"/>
    </style:style>
    <style:style style:name="P20" style:family="paragraph" style:parent-style-name="Standard">
      <style:text-properties officeooo:rsid="003dedd6" officeooo:paragraph-rsid="004249c2"/>
    </style:style>
    <style:style style:name="P21" style:family="paragraph" style:parent-style-name="Standard">
      <style:text-properties officeooo:rsid="00188a93" officeooo:paragraph-rsid="00188a93"/>
    </style:style>
    <style:style style:name="P22" style:family="paragraph" style:parent-style-name="Standard">
      <style:text-properties officeooo:rsid="003f94a3" officeooo:paragraph-rsid="003f94a3"/>
    </style:style>
    <style:style style:name="P23" style:family="paragraph" style:parent-style-name="Standard">
      <style:text-properties officeooo:rsid="0045afa2" officeooo:paragraph-rsid="0045afa2"/>
    </style:style>
    <style:style style:name="P24" style:family="paragraph" style:parent-style-name="Standard">
      <style:text-properties officeooo:rsid="003284e1" officeooo:paragraph-rsid="003284e1"/>
    </style:style>
    <style:style style:name="P25" style:family="paragraph" style:parent-style-name="Text_20_body">
      <style:text-properties style:font-name="Times New Roman" fo:font-size="12pt" officeooo:rsid="0045afa2" officeooo:paragraph-rsid="0045afa2"/>
    </style:style>
    <style:style style:name="T1" style:family="text">
      <style:text-properties officeooo:rsid="001a68b8"/>
    </style:style>
    <style:style style:name="T2" style:family="text">
      <style:text-properties officeooo:rsid="001c31d0"/>
    </style:style>
    <style:style style:name="T3" style:family="text">
      <style:text-properties officeooo:rsid="001d26cb"/>
    </style:style>
    <style:style style:name="T4" style:family="text">
      <style:text-properties officeooo:rsid="0020ef1b"/>
    </style:style>
    <style:style style:name="T5" style:family="text">
      <style:text-properties fo:font-weight="bold" officeooo:rsid="003aff0d" style:font-weight-asian="bold" style:font-weight-complex="bold"/>
    </style:style>
    <style:style style:name="T6" style:family="text">
      <style:text-properties officeooo:rsid="00242639"/>
    </style:style>
    <style:style style:name="T7" style:family="text">
      <style:text-properties officeooo:rsid="0025b387"/>
    </style:style>
    <style:style style:name="T8" style:family="text">
      <style:text-properties officeooo:rsid="00271cac"/>
    </style:style>
    <style:style style:name="T9" style:family="text">
      <style:text-properties officeooo:rsid="0028adb6"/>
    </style:style>
    <style:style style:name="T10" style:family="text">
      <style:text-properties officeooo:rsid="00290d04"/>
    </style:style>
    <style:style style:name="T11" style:family="text">
      <style:text-properties fo:font-style="italic" style:font-style-asian="italic" style:font-style-complex="italic"/>
    </style:style>
    <style:style style:name="T12" style:family="text">
      <style:text-properties fo:font-style="italic" officeooo:rsid="002f1887" style:font-style-asian="italic" style:font-style-complex="italic"/>
    </style:style>
    <style:style style:name="T13" style:family="text">
      <style:text-properties fo:font-style="italic" style:text-underline-style="none"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297dbb" style:font-style-asian="normal" style:font-style-complex="normal"/>
    </style:style>
    <style:style style:name="T16" style:family="text">
      <style:text-properties fo:font-style="normal" officeooo:rsid="002f1887" style:font-style-asian="normal" style:font-style-complex="normal"/>
    </style:style>
    <style:style style:name="T17" style:family="text">
      <style:text-properties fo:font-style="normal" officeooo:rsid="0030af97" style:font-style-asian="normal" style:font-style-complex="normal"/>
    </style:style>
    <style:style style:name="T18" style:family="text">
      <style:text-properties fo:font-style="normal" officeooo:rsid="003284e1" style:font-style-asian="normal" style:font-style-complex="normal"/>
    </style:style>
    <style:style style:name="T19" style:family="text">
      <style:text-properties fo:font-style="normal" officeooo:rsid="003384a5" style:font-style-asian="normal" style:font-style-complex="normal"/>
    </style:style>
    <style:style style:name="T20" style:family="text">
      <style:text-properties fo:font-style="normal" officeooo:rsid="0034eba0" style:font-style-asian="normal" style:font-style-complex="normal"/>
    </style:style>
    <style:style style:name="T21" style:family="text">
      <style:text-properties fo:font-style="normal" officeooo:rsid="004728fe" style:font-style-asian="normal" style:font-style-complex="normal"/>
    </style:style>
    <style:style style:name="T22" style:family="text">
      <style:text-properties fo:font-style="normal" officeooo:rsid="0048c4f9" style:font-style-asian="normal" style:font-style-complex="normal"/>
    </style:style>
    <style:style style:name="T23" style:family="text">
      <style:text-properties officeooo:rsid="002b37f7"/>
    </style:style>
    <style:style style:name="T24" style:family="text">
      <style:text-properties officeooo:rsid="002e78c6"/>
    </style:style>
    <style:style style:name="T25" style:family="text">
      <style:text-properties officeooo:rsid="002f1887"/>
    </style:style>
    <style:style style:name="T26" style:family="text">
      <style:text-properties officeooo:rsid="0036b1db"/>
    </style:style>
    <style:style style:name="T27" style:family="text">
      <style:text-properties style:text-underline-style="solid" style:text-underline-width="auto" style:text-underline-color="font-color" fo:font-weight="bold" officeooo:rsid="003500f5" style:font-weight-asian="bold" style:font-weight-complex="bold"/>
    </style:style>
    <style:style style:name="T28" style:family="text">
      <style:text-properties officeooo:rsid="00382017"/>
    </style:style>
    <style:style style:name="T29" style:family="text">
      <style:text-properties officeooo:rsid="003aff0d"/>
    </style:style>
    <style:style style:name="T30" style:family="text">
      <style:text-properties officeooo:rsid="003be2cc"/>
    </style:style>
    <style:style style:name="T31" style:family="text">
      <style:text-properties officeooo:rsid="003d5485"/>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3dedd6" style:font-weight-asian="normal" style:font-weight-complex="normal"/>
    </style:style>
    <style:style style:name="T34" style:family="text">
      <style:text-properties style:text-underline-style="none" fo:font-weight="normal" officeooo:rsid="003f94a3" style:font-weight-asian="normal" style:font-weight-complex="normal"/>
    </style:style>
    <style:style style:name="T35" style:family="text">
      <style:text-properties style:text-underline-style="none" fo:font-weight="normal" officeooo:rsid="004249c2" style:font-weight-asian="normal" style:font-weight-complex="normal"/>
    </style:style>
    <style:style style:name="T36" style:family="text">
      <style:text-properties style:text-underline-style="none" fo:font-weight="normal" officeooo:rsid="0045afa2" style:font-weight-asian="normal" style:font-weight-complex="normal"/>
    </style:style>
    <style:style style:name="T37" style:family="text">
      <style:text-properties officeooo:rsid="004249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ybersecurity Project – Kali Linux Tool: Sherlock</text:p>
      <text:p text:style-name="P22">Michael Chandler, Sec+ certified</text:p>
      <text:p text:style-name="P1"/>
      <text:p text:style-name="P2">Login credentials: <text:span text:style-name="T1">everyone </text:span><text:span text:style-name="T2">uses them </text:span><text:span text:style-name="T6">for accounts on forums, social media, gaming, and the like</text:span><text:span text:style-name="T2">. Username and password burned into his or her memory, and option for resetting the password if ever forgotten. Yet, that’s the flaw: mankind’s memory.</text:span></text:p>
      <text:p text:style-name="P2"><text:tab/><text:span text:style-name="T2">Imgur and Flickr. Sure, it’s easy enough to memorize two accounts’ login. Now, how about Edward Jones, your local bank, work account, LinkedIn and other job-hunting sites, and several forums? A bit of work, but nothing a motivated person can’t handle. Ok, and now accounts with businesses and brands </text:span><text:span text:style-name="T23">like Walgreens because </text:span><text:span text:style-name="T2">necessary </text:span><text:span text:style-name="T23">to apply </text:span><text:span text:style-name="T2">on their job boards?</text:span></text:p>
      <text:p text:style-name="P2"><text:tab/><text:span text:style-name="T2">Some folks will write down their logins on paper or LibreOffice document; </text:span><text:span text:style-name="T3">simple enough, though they should be phrases or notes chosen so strangers see confusion where the original owners see reminders. Some use password managers and so their accounts have individual passwords. Many even have the multi-factor authentication where their smartphone or fingerprint is needed alongside the password.</text:span></text:p>
      <text:p text:style-name="P2"/>
      <text:p text:style-name="P3">So, logins are pretty secure if appropriate precautions taken, right?</text:p>
      <text:p text:style-name="P3"/>
      <text:p text:style-name="P4">Surprisingly, not too much. Kali Linux has a variety of tools, and one is appropriately named “Sherlock.”</text:p>
      <text:p text:style-name="P4"><text:tab/><text:span text:style-name="T23">Did you know it’s apt</text:span>?</text:p>
      <text:p text:style-name="P3"><text:tab/>This Python program checks three hundred <text:span text:style-name="T9">sixty-eight </text:span>websites to see if any use a specified username: Singular username like “WhiteRabbit3”. <text:span text:style-name="T4">No attempting to crack login credentials, just confirm where said username has accounts. </text:span><text:span text:style-name="T7">At time of this writing, 368 sites are checked, such as CNET, Codewars, Etsy, Facebook, DeviantART, GitHub, NewGrounds, and yes even </text:span><text:span text:style-name="T23">some </text:span><text:span text:style-name="T7">porn/</text:span><text:span text:style-name="T23">camgirl</text:span><text:span text:style-name="T7"> sites.</text:span></text:p>
      <text:p text:style-name="P3"/>
      <text:p text:style-name="P5">“<text:span text:style-name="T24">So Sherlock doesn’t find passwords</text:span><text:span text:style-name="T4">. </text:span><text:span text:style-name="T24">Hehe. Well, what can he do with only an username?</text:span><text:span text:style-name="T4">” Is that your thought? Comforting, and </text:span><text:span text:style-name="T24">foolish</text:span><text:span text:style-name="T4">. </text:span><text:span text:style-name="T24">Usernames can be easily found, and then take advantage of people’s laziness with multiple accounts, perform some spamming, and even use in social engineering.</text:span></text:p>
      <text:p text:style-name="P5"><text:tab/><text:span text:style-name="T25">As </text:span><text:span text:style-name="T24">a hacker, first step to </text:span><text:span text:style-name="T25">penetrating a </text:span><text:span text:style-name="T24">target is reconnaissance; know the target. Question is where to look for the information. </text:span><text:span text:style-name="T12">Social media</text:span><text:span text:style-name="T16">, my dear Watson. Local dentist offices in Missouri proudly display their dentists’ full name. A local car repair shop features its owner’s name proudly. Easy to lookup that name on Facebook, LinkedIn, and etc. It’s easy to send a message inviting him/her to connect because “mutual interests” in dentistry or car repair—and then see his/her profile and there, the email address.</text:span></text:p>
      <text:p text:style-name="P5"><text:span text:style-name="T16"><text:tab/>Email address is a popular and common username. Just like that, hacker can search it on Sherlock and knows right away what other sites you have an account with. </text:span><text:span text:style-name="T17">Without password he’s not entering, of course, so why worry?</text:span></text:p>
      <text:p text:style-name="P10"/>
      <text:p text:style-name="P6"><text:span text:style-name="T14">Password resets. He can spam them. Using a program such as </text:span><text:span text:style-name="T11">tinytask</text:span><text:span text:style-name="T14">, he can automate password reset requests for any number of accounts. How would you react if your email is jammed with 500 password reset? That’s a lot of deleting, not to mention some like your credit card issuer—take MasterCard—will lock your account and force you to verify your identity again before login’s accepted.</text:span></text:p>
      <text:p text:style-name="P6"><text:span text:style-name="T14"><text:tab/>Yes, can redirect some of them to spam folder, but what if it’s your bank account that’s locked? </text:span><text:span text:style-name="T18">From personal experience, it gets exasperating having to unlock it. </text:span><text:span text:style-name="T19">Heaven forbid a </text:span><text:span text:style-name="T21">password</text:span><text:span text:style-name="T19"> reset request comes in while you’re using said account!</text:span></text:p>
      <text:p text:style-name="P12"/>
      <text:p text:style-name="P7"><text:soft-page-break/><text:span text:style-name="T14">Another issue is extortion. Say you accepted some contact or friend requests; several weeks later, you get an email from an unknown sender announcing he knows you have accounts with several porn and webcam girl sites. You must send him a specified amount of Bitcoin </text:span><text:span text:style-name="T19">or else he messages everyone you know with proof of those accounts.</text:span></text:p>
      <text:p text:style-name="P7"><text:span text:style-name="T19"><text:tab/>Shameful situation. Either you confess to everyone about being a pervert or they’re informed about it from an internet stranger. Do you remember the news of the Ashley Madison website being hacked? Apparently a searchable database of user </text:span><text:span text:style-name="T22">credentials </text:span><text:span text:style-name="T19">was made public—at least one person committed suicide rather than face the horror.</text:span></text:p>
      <text:p text:style-name="P7"><text:span text:style-name="T19"><text:tab/></text:span><text:span text:style-name="T22">I still get emails like this occasionally. Hacker names the website and declares he recorded me via my own webcam on said websites and will send the proof to my entire family unless pay a bribe. Maybe I should pay it, but what if he suddenly raises the price? How long will he hold this threat over me? Terrifying lose-lose situation: either I am financially destroyed or my colleagues and family will be ashamed how I’m a porn addict, right?</text:span></text:p>
      <text:p text:style-name="P11"/>
      <text:p text:style-name="P8"><text:span text:style-name="T15">S</text:span><text:span text:style-name="T14">herlock can even lend itself well to social engineering. Hacker doesn’t need your password for this, not once my death Watson. Certain people do not worry about fancy emails; a John.Smith89 gmail is enough—or so they think.</text:span></text:p>
      <text:p text:style-name="P8"><text:span text:style-name="T14"><text:tab/>Finding the email, say, on LinkedIn, the hacker can check your profile for information about hobbies. Let’s say you share about walking your dogs—he can message about wanting to connect for coffee over this mutual interest. After building some rapport, one email comes with a document attached: you click it because it’s a great hobby to chat about and—oops, you fell for social engineering. </text:span><text:span text:style-name="T20">He just bypassed your defenses and may be adding a backdoor so he can access your PC easier next time.</text:span></text:p>
      <text:p text:style-name="P8"><text:span text:style-name="T14"><text:tab/>“</text:span><text:span text:style-name="T20">But my name is common. I used an unassuming email. There are many ‘John Smith’ users on Facebook. How could he track me down?” Reverse Google Image search, most likely: he can search by images like your profile picture, meaning he can find accounts of yours on websites Sherlock cannot.</text:span></text:p>
      <text:p text:style-name="P13"><text:tab/>Worried yet? Recon uses publicly available information—anytime Sherlock or image searching done, nobody gets an alert. The only time you may be made aware is the extortion notice or however the hacker chooses to communicate.</text:p>
      <text:p text:style-name="P13"/>
      <text:p text:style-name="P9"><text:span text:style-name="T14">Now, perhaps the cruelest part about Sherlock. Remember the front-page news about Target’s security breach? Equifax’s? Consider too that a</text:span><text:span text:style-name="T8">ccording to Security Magazine two years ago, a </text:span><text:span text:style-name="T4">significant </text:span><text:span text:style-name="T8">53</text:span><text:span text:style-name="T4">%</text:span><text:span text:style-name="T8">+</text:span><text:span text:style-name="T4"> of people </text:span><text:span text:style-name="T23">admit using the </text:span><text:span text:style-name="T4">same password on multiple sites; </text:span><text:span text:style-name="T10">I’m guilty of doing the same until recently.</text:span></text:p>
      <text:p text:style-name="P9"><text:tab/><text:span text:style-name="T26">Target and Equifax, in 2013 and 2017, suffered cybersecurity breaches from getting careless or apathetic. In both cases, customers were upset that their credit card details were in the hands of the wrong users. Now, let’s assume instead of credit card details, their account login credentials were compromised—surely simple credit report, get a new card issued, and have the old one canceled would fix it? Again, it depends if you know about the breach.</text:span></text:p>
      <text:p text:style-name="P15"><text:tab/><text:span text:style-name="T28">Want first sign your account was hacked to be an email or text alert? For all you know, he might’ve used Sherlock on your email and found additional accounts before you got the notice. Who wouldn’t want to be informed immediately of this breach?</text:span></text:p>
      <text:p text:style-name="P15"><text:span text:style-name="T27"/></text:p>
      <text:p text:style-name="P16">Now let’s talk about some defenses. <text:span text:style-name="T29">Sherlock finds your account usernames on up to 368 sites without your ever knowing, so want to hamstring it? Recommendation is a </text:span><text:span text:style-name="T5">password manager</text:span><text:span text:style-name="T29">.</text:span></text:p>
      <text:p text:style-name="P16"><text:tab/><text:span text:style-name="T29">Logme Once is one example. Another is Bitwarden. Yet another is PassHub. Some websites, like PC Magazine, review and list pros and cons of available password managers. The concept, per my LastPass account, is this program generates a random password for each of your accounts; set the parameters, such as how many characters, what types, and it does the rest. All you need is remember a </text:span><text:soft-page-break/><text:span text:style-name="T29">master password to sign into this the PW manager, select the account, and here’s your credentials—all without needing to memorize it all.</text:span></text:p>
      <text:p text:style-name="P16"><text:tab/><text:span text:style-name="T29">Yes, nifty way to avoid the trap of reusing same password for multiple accounts. Password managers also have free and premium versions; PC and Wired Magazines are two of my favorites for looking up top 5 or 10 password managers, complete with summary of pros and cons </text:span><text:span text:style-name="T30">of each. </text:span></text:p>
      <text:p text:style-name="P16"><text:tab/><text:span text:style-name="T30">Alternative, if you like, is write down different PW for each account you got. More time-consuming though, so I prefer LastPass. Very quick, can add my new account easily, and if ever use it again, LastPass auto-fills and I’m in. If ever need to change the password, LastPass is easy to update.</text:span></text:p>
      <text:p text:style-name="P16"/>
      <text:p text:style-name="P17">Another defense I’d activate, at least for any Convenient or Essential account (email you use frequently, credit card, automobile insurance), is multi-factor authentication. It should only recognize devices you use personally; set it so when an unknown device used for login, it requires a code that’s sent to your smartphone or email.</text:p>
      <text:p text:style-name="P17"><text:tab/>As a hacker, I want access to the account. PW reset spam is fun for a second, but the real prize is being inside someone else’s account. Multi-factor authentication simply means I not only need your username, but also access to the smartphone or email—and an username does not give me any clues to either of those.</text:p>
      <text:p text:style-name="P17"/>
      <text:p text:style-name="P17">Done this for years: multiple emails. I have several: one for <text:span text:style-name="T31">news and subscriptions, another for personal communication with family and in-laws, another for job hunting, and one for casual things such as games. Each of these emails has a separate recovery email with its own password and multi-factor authentication enabled if login attempted from unknown device.</text:span></text:p>
      <text:p text:style-name="P17"><text:tab/><text:span text:style-name="T31">Sure, a hacker can try username search with Sherlock, but good luck with the password-guessing. I’m confident that unable to guess my recovery emails, he’ll never get in. Without a way in, he’ll have to give up. Best security gets the bad guy to give up; ever since discovering this about Sherlock, immediately made additional recovery emails just in case.</text:span></text:p>
      <text:p text:style-name="P17"><text:tab/><text:span text:style-name="T31">It’s also worthwhile to have the customer service double-check your email settings. Are all of them set to require verification code if login from unknown device happens? Is the password recovery question’s answer something that only you would know?</text:span></text:p>
      <text:p text:style-name="P17"/>
      <text:p text:style-name="P18"><text:span text:style-name="T32">If you wanted to take this defense against Sherlock to the utmost, you could make a new email for </text:span><text:span text:style-name="T33">every</text:span><text:span text:style-name="T32"> </text:span><text:span text:style-name="T33">fresh </text:span><text:span text:style-name="T32">account. </text:span><text:span text:style-name="T33">Sam’s Club, Gamestop, Gab, Panera, and the like—need to write down logins as it quickly becomes dozens of accounts, more so if make a recovery email for each.</text:span></text:p>
      <text:p text:style-name="P18"><text:span text:style-name="T33"><text:tab/>The chief advantage is your accounts are impervious to Sherlock. It can only search by username, after all. The terrible negative is the effort of tracking each account—yet if use a password manager like LastPass, it becomes much easier.</text:span></text:p>
      <text:p text:style-name="P18"><text:span text:style-name="T33"/></text:p>
      <text:p text:style-name="P19"><text:span text:style-name="T32">Finally, social engineering defense? This hacker behavior exploits weaknesses in the user, that is, you, not a machine. Best defense is being familiar with the different social engineering types, how each tries persuading to click a link or open security door.</text:span></text:p>
      <text:p text:style-name="P19"><text:span text:style-name="T32"><text:tab/>As discussed above, Sherlock lends itself to social engineering in that social media provides information about your interests and hobbies. Bad guy just wants your curiosity to win over common sense. He sends an email with link about feeding birds, deep sea diving in the Mediterranean, whatever it is, and hope is you click it.</text:span></text:p>
      <text:p text:style-name="P20"><text:span text:style-name="T32"><text:tab/>To </text:span><text:span text:style-name="T34">guard against, I check senders’ emails. Is it listed on my friends or family lists? If no, automatically suspicious, and read it warily to see what it’s about. In my case, gotten suspicious emails to the tune of,” Hey, I noticed you’re a Star Wars. Thought you might like a heads up about this new Star Wars movie/cartoon.” </text:span><text:span text:style-name="T35">I always google said link or brand—if it’s not official, then it’s spam: mark it and delete it.</text:span></text:p>
      <text:p text:style-name="P20"><text:soft-page-break/><text:span text:style-name="T35"><text:tab/></text:span><text:span text:style-name="T34">W</text:span><text:span text:style-name="T35">hat about extortion email? “Send me money or be exposed.” Ignore them too: I don’t reply to threats, ever. Mark as spam and delete. Prudent to warn colleagues, family, and friends, just so they know some random dude may message them to make you look bad. Instead of worrying needlessly, just <text:s/>ensure the faceless tattletale outs himself as an internet troll that trashes people.</text:span></text:p>
      <text:p text:style-name="P19"><text:span text:style-name="T34"/></text:p>
      <text:p text:style-name="P22"><text:span text:style-name="T32">People everywhere make logins. Without it, vital everyday services and functions do not happen. Sherlock, a seemingly insignificant tool in Kali Linux is surprisingly more useful than reasonably expect. It opens the door to spamming password resets; if hackers breach and claim a database of login credentials, they can use Sherlock to find accounts with same username and try accessing those accounts. With social media </text:span><text:span text:style-name="T36">being common</text:span><text:span text:style-name="T32">, a hacker can find your email and see if it’s the username on 368 websites; </text:span><text:span text:style-name="T36">with this information, he can attempt social engineering or extortion to terrible effect.</text:span></text:p>
      <text:p text:style-name="P22"><text:span text:style-name="T36"><text:tab/>All that said, you’re not the first to confront this problem. Password managers and multi-factor authentication allow you to stick to a few trusted devices and single master password with peace of mind. Organize your accounts into categories and set recovery emails, and like me, you can be confident any login attempt by hackers will be blocked by multi-factor authentication. Go as far as you like with making new email for any account and Sherlock will be useless to potential hackers. With a few sensible precautions, any hacker that tries social engineering or extortion hits a brick wall.</text:span></text:p>
      <text:p text:style-name="P22"><text:span text:style-name="T36"><text:tab/>Quite amazing how much we can learn from a relatively simple hacker’s tool.</text:span></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3"><text:span text:style-name="T32">Sources:</text:span></text:p>
      <text:p text:style-name="P23"><text:span text:style-name="T32">Gilbertson, Scott. “5 Best Password Managers (2022): Features, Pricing, and Tips.” </text:span><text:span text:style-name="T13">WIRED</text:span><text:span text:style-name="T32">, 18 Oct. 2022, www.wired.com/story/best-password-managers. </text:span></text:p>
      <text:p text:style-name="P23"><text:span text:style-name="T32"/></text:p>
      <text:p text:style-name="P25"><text:soft-page-break/><text:span text:style-name="T32">Tulsiyani, Archana. “How to Track Social Media Accounts by User Name Using Sherlock.” </text:span><text:span text:style-name="T13">Hacker Associate</text:span><text:span text:style-name="T32">, 14 June 2021, blog.hackerassociate.com/how-to-track-social-media-accounts-by-user-name-using-sherlock.</text:span></text:p>
      <text:p text:style-name="P23"><text:span text:style-name="T32"/></text:p>
      <text:p text:style-name="P25"><text:span text:style-name="T32">Key, Kim. “The Best Password Managers for 2022.” </text:span><text:span text:style-name="T13">PCMAG</text:span><text:span text:style-name="T32">, 4 Oct. 2022, www.pcmag.com/picks/the-best-password-managers.</text:span></text:p>
      <text:p text:style-name="P23"><text:span text:style-name="T32"/></text:p>
      <text:p text:style-name="P25"><text:span text:style-name="T13">What Is the Equifax Data Breach? | Security Encyclopedia</text:span><text:span text:style-name="T32">. www.hypr.com/security-encyclopedia/equifax-security-breach.</text:span></text:p>
      <text:p text:style-name="P23"><text:span text:style-name="T32"/></text:p>
      <text:p text:style-name="P25"><text:span text:style-name="T32">Fruhlinger, Josh. “Equifax Data Breach FAQ: What Happened, Who Was Affected, What Was the Impact?” </text:span><text:span text:style-name="T13">CSO Online</text:span><text:span text:style-name="T32">, 12 Feb. 2020, www.csoonline.com/article/3444488/equifax-data-breach-faq-what-happened-who-was-affected-what-was-the-impact.html.</text:span></text:p>
      <text:p text:style-name="P23"><text:span text:style-name="T32"/></text:p>
      <text:p text:style-name="P25"><text:span text:style-name="T32">Jones, Corrin. “Warnings (&amp; Lessons) of the 2013 Target Data Breach.” </text:span><text:span text:style-name="T13">Red River | Technology Decisions Aren’t Black and White. Think Red.</text:span><text:span text:style-name="T32">, 3 May 2022, redriver.com/security/target-data-breach.</text:span></text:p>
      <text:p text:style-name="P23"><text:span text:style-name="T3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9T08:09:22.539000000</meta:creation-date>
    <dc:date>2022-11-09T10:16:37.045000000</dc:date>
    <meta:editing-duration>PT2H19M16S</meta:editing-duration>
    <meta:editing-cycles>18</meta:editing-cycles>
    <meta:generator>LibreOffice/7.3.2.2$Windows_X86_64 LibreOffice_project/49f2b1bff42cfccbd8f788c8dc32c1c309559be0</meta:generator>
    <meta:document-statistic meta:table-count="0" meta:image-count="0" meta:object-count="0" meta:page-count="5" meta:paragraph-count="49" meta:word-count="2228" meta:character-count="13797" meta:non-whitespace-character-count="11602"/>
  </office:meta>
</office:document-meta>
</file>